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41.79pt"/>
    </style:style>
    <style:style style:name="co2" style:family="table-column">
      <style:table-column-properties fo:break-before="auto" style:column-width="145.9pt"/>
    </style:style>
    <style:style style:name="co3" style:family="table-column">
      <style:table-column-properties fo:break-before="auto" style:column-width="138.84pt"/>
    </style:style>
    <style:style style:name="co4" style:family="table-column">
      <style:table-column-properties fo:break-before="auto" style:column-width="126.31pt"/>
    </style:style>
    <style:style style:name="co5" style:family="table-column">
      <style:table-column-properties fo:break-before="auto" style:column-width="81.5pt"/>
    </style:style>
    <style:style style:name="co6" style:family="table-column">
      <style:table-column-properties fo:break-before="auto" style:column-width="83.99pt"/>
    </style:style>
    <style:style style:name="co7" style:family="table-column">
      <style:table-column-properties fo:break-before="auto" style:column-width="73.81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CURRENT NAME</text:p>
          </table:table-cell>
          <table:table-cell table:style-name="ce1" office:value-type="string" calcext:value-type="string">
            <text:p>CSV2 NAME</text:p>
          </table:table-cell>
          <table:table-cell table:style-name="ce1" office:value-type="string" calcext:value-type="string">
            <text:p>os_limits</text:p>
          </table:table-cell>
          <table:table-cell table:style-name="ce1" office:value-type="string" calcext:value-type="string">
            <text:p>os_flavors</text:p>
          </table:table-cell>
          <table:table-cell table:style-name="ce1" office:value-type="string" calcext:value-type="string">
            <text:p>os_images</text:p>
          </table:table-cell>
          <table:table-cell table:style-name="ce1" office:value-type="string" calcext:value-type="string">
            <text:p>os_networks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General</text:p>
          </table:table-cell>
          <table:table-cell/>
          <table:table-cell table:number-columns-repeated="5" office:value-type="string" calcext:value-type="string">
            <text:p>group_name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5" office:value-type="string" calcext:value-type="string">
            <text:p>cloud_nam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avors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ame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d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am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am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vcpu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vcpus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wap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wap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s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k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is_public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s_public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last_update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ast_updated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mages</text:p>
          </table:table-cell>
          <table:table-cell/>
          <table:table-cell office:value-type="string" calcext:value-type="string">
            <text:p>id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ontainer_format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ontainer_format</text:p>
          </table:table-cell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sk_format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isk_format</text:p>
          </table:table-cell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ize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visibility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min_disk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n_disk</text:p>
          </table:table-cell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min_ram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n_ram</text:p>
          </table:table-cell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last_updated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ast_updated</text:p>
          </table:table-cell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mits</text:p>
          </table:table-cell>
          <table:table-cell/>
          <table:table-cell office:value-type="string" calcext:value-type="string">
            <text:p>server_meta_max</text:p>
          </table:table-cell>
          <table:table-cell office:value-type="string" calcext:value-type="string">
            <text:p>maxServerMeta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instances_max</text:p>
          </table:table-cell>
          <table:table-cell office:value-type="string" calcext:value-type="string">
            <text:p>maxTotalInstances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personality_max</text:p>
          </table:table-cell>
          <table:table-cell office:value-type="string" calcext:value-type="string">
            <text:p>maxPersonality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image_meta_max</text:p>
          </table:table-cell>
          <table:table-cell office:value-type="string" calcext:value-type="string">
            <text:p>maxImageMeta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personality_size_max</text:p>
          </table:table-cell>
          <table:table-cell office:value-type="string" calcext:value-type="string">
            <text:p>maxPersonalitySize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am_max</text:p>
          </table:table-cell>
          <table:table-cell office:value-type="string" calcext:value-type="string">
            <text:p>maxTotalRAMSize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rver_groups_max</text:p>
          </table:table-cell>
          <table:table-cell office:value-type="string" calcext:value-type="string">
            <text:p>maxServerGroups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curity_group_rules_max</text:p>
          </table:table-cell>
          <table:table-cell office:value-type="string" calcext:value-type="string">
            <text:p>maxSecurityGroupRules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keypairs_max</text:p>
          </table:table-cell>
          <table:table-cell office:value-type="string" calcext:value-type="string">
            <text:p>maxTotalKeypairs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curity_groups_max</text:p>
          </table:table-cell>
          <table:table-cell office:value-type="string" calcext:value-type="string">
            <text:p>maxSecurityGroups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rver_group_members_max</text:p>
          </table:table-cell>
          <table:table-cell office:value-type="string" calcext:value-type="string">
            <text:p>maxServerGroupMembers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floating_ips_max</text:p>
          </table:table-cell>
          <table:table-cell office:value-type="string" calcext:value-type="string">
            <text:p>maxTotalFloatingIps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ores_max</text:p>
          </table:table-cell>
          <table:table-cell office:value-type="string" calcext:value-type="string">
            <text:p>maxTotalCores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rver_groups_used</text:p>
          </table:table-cell>
          <table:table-cell office:value-type="string" calcext:value-type="string">
            <text:p>totalServerGroupsUsed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instances_used</text:p>
          </table:table-cell>
          <table:table-cell office:value-type="string" calcext:value-type="string">
            <text:p>totalInstancesUsed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am_used</text:p>
          </table:table-cell>
          <table:table-cell office:value-type="string" calcext:value-type="string">
            <text:p>totalRAMUsed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curity_groups_used</text:p>
          </table:table-cell>
          <table:table-cell office:value-type="string" calcext:value-type="string">
            <text:p>totalSecurityGroupsUsed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floating_ips_used</text:p>
          </table:table-cell>
          <table:table-cell office:value-type="string" calcext:value-type="string">
            <text:p>totalFloatingIpsUsed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ores_used</text:p>
          </table:table-cell>
          <table:table-cell office:value-type="string" calcext:value-type="string">
            <text:p>totalCoresUsed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last_updated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tworks</text:p>
          </table:table-cell>
          <table:table-cell/>
          <table:table-cell office:value-type="string" calcext:value-type="string">
            <text:p>id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d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am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ubnets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ubnets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enant_id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enant_id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" office:value-type="string" calcext:value-type="string">
            <text:p>external_route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router:external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hared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hared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last_updated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last_updat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dor Jobs</text:p>
          </table:table-cell>
          <table:table-cell office:value-type="string" calcext:value-type="string">
            <text:p>GlobalJobI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argetCloud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JobStatu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equestMemor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equestDis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equirement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JobPri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lusterI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rocI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VMImag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VMInstanceTyp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VMNetwor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VMKeepAliv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VMMaximumPric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VMUserDat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VMJobPerCor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nteredCurrentStatu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QDa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ld_jo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dor Machines</text:p>
          </table:table-cell>
          <table:table-cell office:value-type="string" calcext:value-type="string">
            <text:p>Nam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achin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JobI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lobalJobI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yAddres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ta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ctivit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VMTyp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ycurrentTime **TYPO?**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nteredCurrentSta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emoteOwn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lotTyp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otalSlot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dor_off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dor_adverti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sv2_groups</text:p>
          </table:table-cell>
          <table:table-cell office:value-type="string" calcext:value-type="string">
            <text:p>condor_central_manag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sv2_group_resources</text:p>
          </table:table-cell>
          <table:table-cell office:value-type="string" calcext:value-type="string">
            <text:p>authur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rojec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usernam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sswor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keynam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acertifica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egi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userdomainnam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rojectdomainnam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xtrayam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loud_typ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~~~~~~~~~~~ Below to be changed to match limits ~~~~~~~~~~~~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backup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ackup_gigabyt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r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igabyt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nstanc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key_pai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a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curity_group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napshot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volum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er_volume_gigabyt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sv2 group resource yaml</text:p>
          </table:table-cell>
          <table:table-cell office:value-type="string" calcext:value-type="string">
            <text:p>yaml_nam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nable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yam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sv2 group yaml</text:p>
          </table:table-cell>
          <table:table-cell office:value-type="string" calcext:value-type="string">
            <text:p>yaml_nam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nable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yam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sv2 user</text:p>
          </table:table-cell>
          <table:table-cell office:value-type="string" calcext:value-type="string">
            <text:p>usernam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ert_d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sswor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s_superus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join_da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ctive_grou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sv2 vms</text:p>
          </table:table-cell>
          <table:table-cell office:value-type="string" calcext:value-type="string">
            <text:p>vmi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uth_ur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rojec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nam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tatu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lavor_i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ermina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erminate_tim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ast_updated</text:p>
          </table:table-cell>
          <table:table-cell table:number-columns-repeated="1022"/>
        </table:table-row>
        <table:table-row table:style-name="ro1" table:number-rows-repeated="10484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5">00/00/0000</text:date>, <text:time style:data-style-name="N2" text:time-value="10:41:51.8758672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lson Driemel</meta:initial-creator>
    <meta:creation-date>2018-01-12T09:27:16.190123584</meta:creation-date>
    <dc:date>2018-01-15T10:52:07.877520907</dc:date>
    <dc:creator>Colson Driemel</dc:creator>
    <meta:editing-duration>PT22M55S</meta:editing-duration>
    <meta:editing-cycles>2</meta:editing-cycles>
    <meta:generator>LibreOffice/5.0.6.2$Linux_X86_64 LibreOffice_project/00$Build-2</meta:generator>
    <meta:document-statistic meta:table-count="1" meta:cell-count="330" meta:object-count="0"/>
  </office:meta>
</office:document-meta>
</file>